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2" office:value-type="string" calcext:value-type="string">
            <text:p>R0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R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3887" calcext:value-type="float">
            <text:p>0.743887</text:p>
          </table:table-cell>
          <table:table-cell office:value-type="float" office:value="6.71898" calcext:value-type="float">
            <text:p>6.71898</text:p>
          </table:table-cell>
          <table:table-cell office:value-type="float" office:value="54.7027" calcext:value-type="float">
            <text:p>54.7027</text:p>
          </table:table-cell>
          <table:table-cell office:value-type="float" office:value="440.558" calcext:value-type="float">
            <text:p>440.5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1087" calcext:value-type="float">
            <text:p>0.481087</text:p>
          </table:table-cell>
          <table:table-cell office:value-type="float" office:value="4.02415" calcext:value-type="float">
            <text:p>4.02415</text:p>
          </table:table-cell>
          <table:table-cell office:value-type="float" office:value="32.0108" calcext:value-type="float">
            <text:p>32.0108</text:p>
          </table:table-cell>
          <table:table-cell office:value-type="float" office:value="257.8" calcext:value-type="float">
            <text:p>257.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7991" calcext:value-type="float">
            <text:p>0.327991</text:p>
          </table:table-cell>
          <table:table-cell office:value-type="float" office:value="2.21961" calcext:value-type="float">
            <text:p>2.21961</text:p>
          </table:table-cell>
          <table:table-cell office:value-type="float" office:value="16.7995" calcext:value-type="float">
            <text:p>16.7995</text:p>
          </table:table-cell>
          <table:table-cell office:value-type="float" office:value="133.936" calcext:value-type="float">
            <text:p>133.9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479" calcext:value-type="float">
            <text:p>0.24479</text:p>
          </table:table-cell>
          <table:table-cell office:value-type="float" office:value="1.54627" calcext:value-type="float">
            <text:p>1.54627</text:p>
          </table:table-cell>
          <table:table-cell office:value-type="float" office:value="11.8697" calcext:value-type="float">
            <text:p>11.8697</text:p>
          </table:table-cell>
          <table:table-cell office:value-type="float" office:value="94.5356" calcext:value-type="float">
            <text:p>94.53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7533" calcext:value-type="float">
            <text:p>0.197533</text:p>
          </table:table-cell>
          <table:table-cell office:value-type="float" office:value="1.32036" calcext:value-type="float">
            <text:p>1.32036</text:p>
          </table:table-cell>
          <table:table-cell office:value-type="float" office:value="9.48597" calcext:value-type="float">
            <text:p>9.48597</text:p>
          </table:table-cell>
          <table:table-cell office:value-type="float" office:value="76.3298" calcext:value-type="float">
            <text:p>76.32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198" calcext:value-type="float">
            <text:p>0.206198</text:p>
          </table:table-cell>
          <table:table-cell office:value-type="float" office:value="1.12216" calcext:value-type="float">
            <text:p>1.12216</text:p>
          </table:table-cell>
          <table:table-cell office:value-type="float" office:value="8.22469" calcext:value-type="float">
            <text:p>8.22469</text:p>
          </table:table-cell>
          <table:table-cell office:value-type="float" office:value="64.7819" calcext:value-type="float">
            <text:p>64.78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3822" calcext:value-type="float">
            <text:p>0.153822</text:p>
          </table:table-cell>
          <table:table-cell table:style-name="ce3" office:value-type="float" office:value="1.01126" calcext:value-type="float">
            <text:p>1.01126</text:p>
          </table:table-cell>
          <table:table-cell office:value-type="float" office:value="7.39107" calcext:value-type="float">
            <text:p>7.39107</text:p>
          </table:table-cell>
          <table:table-cell office:value-type="float" office:value="58.8335" calcext:value-type="float">
            <text:p>58.83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1942" calcext:value-type="float">
            <text:p>0.161942</text:p>
          </table:table-cell>
          <table:table-cell office:value-type="float" office:value="0.935606" calcext:value-type="float">
            <text:p>0.935606</text:p>
          </table:table-cell>
          <table:table-cell office:value-type="float" office:value="7.02421" calcext:value-type="float">
            <text:p>7.02421</text:p>
          </table:table-cell>
          <table:table-cell office:value-type="float" office:value="55.245" calcext:value-type="float">
            <text:p>55.2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5.56" calcext:value-type="float">
            <text:p>5.56</text:p>
          </table:table-cell>
          <table:table-cell office:value-type="float" office:value="52.8811" calcext:value-type="float">
            <text:p>52.8811</text:p>
          </table:table-cell>
          <table:table-cell/>
        </table:table-row>
        <table:table-row table:style-name="ro1" table:number-rows-repeated="6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/[.B2]" office:value-type="float" office:value="1" calcext:value-type="float">
            <text:p/>
          </table:table-cell>
          <table:table-cell table:formula="of:=[.C$2]/[.C2]" office:value-type="float" office:value="1" calcext:value-type="float">
            <text:p/>
          </table:table-cell>
          <table:table-cell table:formula="of:=[.D$2]/[.D2]" office:value-type="float" office:value="1" calcext:value-type="float">
            <text:p/>
          </table:table-cell>
          <table:table-cell table:formula="of:=[.E$2]/[.E2]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/[.B3]" office:value-type="float" office:value="1.54626294204583" calcext:value-type="float">
            <text:p/>
          </table:table-cell>
          <table:table-cell table:formula="of:=[.C$2]/[.C3]" office:value-type="float" office:value="1.66966440117789" calcext:value-type="float">
            <text:p/>
          </table:table-cell>
          <table:table-cell table:formula="of:=[.D$2]/[.D3]" office:value-type="float" office:value="1.70888262711335" calcext:value-type="float">
            <text:p/>
          </table:table-cell>
          <table:table-cell table:formula="of:=[.E$2]/[.E3]" office:value-type="float" office:value="1.7089138867339" calcext:value-type="float"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/[.B4]" office:value-type="float" office:value="2.26801040272447" calcext:value-type="float">
            <text:p/>
          </table:table-cell>
          <table:table-cell table:formula="of:=[.C$2]/[.C4]" office:value-type="float" office:value="3.02709935529215" calcext:value-type="float">
            <text:p/>
          </table:table-cell>
          <table:table-cell table:formula="of:=[.D$2]/[.D4]" office:value-type="float" office:value="3.25621000625019" calcext:value-type="float">
            <text:p/>
          </table:table-cell>
          <table:table-cell table:formula="of:=[.E$2]/[.E4]" office:value-type="float" office:value="3.28931728586788" calcext:value-type="float"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/[.B5]" office:value-type="float" office:value="3.0388782221496" calcext:value-type="float">
            <text:p/>
          </table:table-cell>
          <table:table-cell table:formula="of:=[.C$2]/[.C5]" office:value-type="float" office:value="4.34528251857696" calcext:value-type="float">
            <text:p/>
          </table:table-cell>
          <table:table-cell table:formula="of:=[.D$2]/[.D5]" office:value-type="float" office:value="4.60860004886391" calcext:value-type="float">
            <text:p/>
          </table:table-cell>
          <table:table-cell table:formula="of:=[.E$2]/[.E5]" office:value-type="float" office:value="4.66023381667858" calcext:value-type="float"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/[.B6]" office:value-type="float" office:value="3.76588721884445" calcext:value-type="float">
            <text:p/>
          </table:table-cell>
          <table:table-cell table:formula="of:=[.C$2]/[.C6]" office:value-type="float" office:value="5.08874852313006" calcext:value-type="float">
            <text:p/>
          </table:table-cell>
          <table:table-cell table:formula="of:=[.D$2]/[.D6]" office:value-type="float" office:value="5.76669544601132" calcext:value-type="float">
            <text:p/>
          </table:table-cell>
          <table:table-cell table:formula="of:=[.E$2]/[.E6]" office:value-type="float" office:value="5.77176934827551" calcext:value-type="float"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/[.B7]" office:value-type="float" office:value="3.6076344096451" calcext:value-type="float">
            <text:p/>
          </table:table-cell>
          <table:table-cell table:formula="of:=[.C$2]/[.C7]" office:value-type="float" office:value="5.98754188351037" calcext:value-type="float">
            <text:p/>
          </table:table-cell>
          <table:table-cell table:formula="of:=[.D$2]/[.D7]" office:value-type="float" office:value="6.65103487183104" calcext:value-type="float">
            <text:p/>
          </table:table-cell>
          <table:table-cell table:formula="of:=[.E$2]/[.E7]" office:value-type="float" office:value="6.80063412774247" calcext:value-type="float">
            <text:p/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/[.B8]" office:value-type="float" office:value="4.83602475588667" calcext:value-type="float">
            <text:p/>
          </table:table-cell>
          <table:table-cell table:formula="of:=[.C$2]/[.C8]" office:value-type="float" office:value="6.64416668314776" calcext:value-type="float">
            <text:p/>
          </table:table-cell>
          <table:table-cell table:formula="of:=[.D$2]/[.D8]" office:value-type="float" office:value="7.40118819061381" calcext:value-type="float">
            <text:p/>
          </table:table-cell>
          <table:table-cell table:formula="of:=[.E$2]/[.E8]" office:value-type="float" office:value="7.48821674726134" calcext:value-type="float">
            <text:p/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/[.B9]" office:value-type="float" office:value="4.59353966234825" calcext:value-type="float">
            <text:p/>
          </table:table-cell>
          <table:table-cell table:formula="of:=[.C$2]/[.C9]" office:value-type="float" office:value="7.18142038422156" calcext:value-type="float">
            <text:p/>
          </table:table-cell>
          <table:table-cell table:formula="of:=[.D$2]/[.D9]" office:value-type="float" office:value="7.78773698394553" calcext:value-type="float">
            <text:p/>
          </table:table-cell>
          <table:table-cell table:formula="of:=[.E$2]/[.E9]" office:value-type="float" office:value="7.97462213775002" calcext:value-type="float">
            <text:p/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/[.B10]" office:value-type="float" office:value="4.95924666666667" calcext:value-type="float">
            <text:p/>
          </table:table-cell>
          <table:table-cell table:formula="of:=[.C$2]/[.C10]" office:value-type="float" office:value="8.61407692307692" calcext:value-type="float">
            <text:p/>
          </table:table-cell>
          <table:table-cell table:formula="of:=[.D$2]/[.D10]" office:value-type="float" office:value="9.83861510791367" calcext:value-type="float">
            <text:p/>
          </table:table-cell>
          <table:table-cell table:formula="of:=[.E$2]/[.E10]" office:value-type="float" office:value="8.33110506400207" calcext:value-type="float">
            <text:p/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11:49:14.745286968</meta:creation-date>
    <dc:date>2014-05-18T14:15:30.754844227</dc:date>
    <meta:editing-duration>PT2H25M43S</meta:editing-duration>
    <meta:editing-cycles>9</meta:editing-cycles>
    <meta:generator>LibreOffice/4.2.3.3$Linux_X86_64 LibreOffice_project/420m0$Build-3</meta:generator>
    <meta:document-statistic meta:table-count="1" meta:cell-count="103" meta:object-count="0"/>
  </office:meta>
</office:document-meta>
</file>